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style:font-size-asian="13pt" style:font-size-complex="13pt"/>
    </style:style>
    <style:style style:name="P3" style:family="paragraph" style:parent-style-name="Standard">
      <style:paragraph-properties fo:text-align="justify" style:justify-single-word="false"/>
      <style:text-properties fo:font-size="13pt" style:font-size-asian="13pt" style:font-size-complex="13pt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 style:list-style-name="L1">
      <style:text-properties fo:font-size="13pt" style:font-size-asian="13pt" style:font-size-complex="13pt"/>
    </style:style>
    <style:style style:name="P9" style:family="paragraph" style:parent-style-name="Standard">
      <style:paragraph-properties fo:text-align="justify" style:justify-single-word="false"/>
      <style:text-properties fo:font-size="13pt" style:font-size-asian="13pt" style:font-size-complex="13pt"/>
    </style:style>
    <style:style style:name="P10" style:family="paragraph" style:parent-style-name="Standard" style:list-style-name="L2">
      <style:paragraph-properties fo:text-align="justify" style:justify-single-word="false"/>
    </style:style>
    <style:style style:name="T1" style:family="text">
      <style:text-properties fo:font-size="13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fo:font-size="13pt" fo:font-weight="normal" style:font-size-asian="13pt" style:font-weight-asian="normal" style:font-size-complex="13pt" style:font-weight-complex="normal"/>
    </style:style>
    <style:style style:name="T5" style:family="text">
      <style:text-properties style:font-size-asian="13pt"/>
    </style:style>
    <style:style style:name="T6" style:family="text">
      <style:text-properties style:font-size-complex="13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jekt portalu dla ludzi aktywnych</text:p>
      <text:p text:style-name="P1">Łukasz Śliwa, Daniel Borzęcki</text:p>
      <text:p text:style-name="Standard"/>
      <text:p text:style-name="P5">O wykorzystywanej technologii</text:p>
      <text:p text:style-name="P2"/>
      <text:p text:style-name="P3">Projekt został stworzony w języku Python z wykorzystaniem: </text:p>
      <text:list xml:id="list1421658671" text:style-name="L2">
        <text:list-item>
          <text:p text:style-name="P10"><text:span text:style-name="T2">frameworka Django do tworzenia aplikacji internetowych,</text:span></text:p>
        </text:list-item>
        <text:list-item>
          <text:p text:style-name="P10"><text:span text:style-name="T2">bliblioteki jQuery napisanej w JavaScript,</text:span></text:p>
        </text:list-item>
        <text:list-item>
          <text:p text:style-name="P10"><text:span text:style-name="T2">Google Maps JavaScript API V2,</text:span></text:p>
        </text:list-item>
        <text:list-item>
          <text:p text:style-name="P10"><text:span text:style-name="T2">do przechowywania danych używamy biblioteki SQLite </text:span></text:p>
          <text:p text:style-name="P10"><text:span text:style-name="T2">(wersja dla języka Python – sqlite3),</text:span></text:p>
        </text:list-item>
        <text:list-item>
          <text:p text:style-name="P10"><text:span text:style-name="T2">do testów jednostkowych zastosowaliśmy standardową bibliotekę unittest.</text:span></text:p>
        </text:list-item>
      </text:list>
      <text:p text:style-name="P3"/>
      <text:p text:style-name="P3">Django jest frameworkiem opartym o popularny w inżynierii oprogramowania model MVC (model-view-controller), który ma w nim postać MVT (model-view-template). Wszystkie modele odpowiadają strukturom tabel w bazie danych. Widoki przetwarzają przesłane na serwer dane i zwracają odpowiedzi w postaci stron internetowych.</text:p>
      <text:p text:style-name="P2"/>
      <text:p text:style-name="P5">O instalacji projektu</text:p>
      <text:p text:style-name="P2"/>
      <text:p text:style-name="P6"><text:span text:style-name="T2">Po rozpakowaniu projektu na dysku wchodzimy do katalogu z projektem i wydajemy polecenie </text:span><text:span text:style-name="T3">python manage.py syncdb</text:span><text:span text:style-name="T2">, które spowoduje utworzenie wszystkich potrzebnych tabel w bazie danych. Następnie uruchamiamy serwer aplikacji wywołując </text:span><text:span text:style-name="T3">python manage.py runserver</text:span><text:span text:style-name="T4">. Pod adresem </text:span><text:a xlink:type="simple" xlink:href="http://127.0.0.1:8000/"><text:span text:style-name="T4">http://127.0.0.1:8000/</text:span></text:a><text:span text:style-name="T4"> pojawi się strona głowna projektu. Aby móc korzystać z map wymagane jest połączenie z internetem.</text:span></text:p>
      <text:p text:style-name="P2"/>
      <text:p text:style-name="P5">Struktura katalogów</text:p>
      <text:p text:style-name="P2"/>
      <text:list xml:id="list1165263008" text:style-name="L1">
        <text:list-item>
          <text:p text:style-name="P8">avatar – moduł obsługuje dodawanie zdjeć profilowych</text:p>
        </text:list-item>
        <text:list-item>
          <text:p text:style-name="P8">favorites – moduł obsługuje ulubione mapy</text:p>
        </text:list-item>
        <text:list-item>
          <text:p text:style-name="P8">settings.py – ustawienia django</text:p>
        </text:list-item>
        <text:list-item>
          <text:p text:style-name="P8">stats – moduł obsługuje statystyki i wykresy</text:p>
        </text:list-item>
        <text:list-item>
          <text:p text:style-name="P8">guide – zawiera dokumentację użytkownika</text:p>
        </text:list-item>
        <text:list-item>
          <text:p text:style-name="P8">points – moduł obsługuje tworzenie punktów na mapie</text:p>
        </text:list-item>
        <text:list-item>
          <text:p text:style-name="P8">templates – zawiera szablony stron</text:p>
        </text:list-item>
        <text:list-item>
          <text:p text:style-name="P8">comments – moduł obsługuje tworzenie komentarzy</text:p>
        </text:list-item>
        <text:list-item>
          <text:p text:style-name="P8">source/html – zawiera dokumentację techniczną</text:p>
        </text:list-item>
        <text:list-item>
          <text:p text:style-name="P8">manage.py – skrypt do uruchamiania serwera, tworzenia modułów i testowania</text:p>
        </text:list-item>
        <text:list-item>
          <text:p text:style-name="P8">profiles – moduł obsługuje tworzenie i przeglądanie profilów</text:p>
        </text:list-item>
        <text:list-item>
          <text:p text:style-name="P8">urls.py – plik zawiera listę adresów URL używanych w aplikacji</text:p>
        </text:list-item>
        <text:list-item>
          <text:p text:style-name="P8">database.sqlite3 – baza danych sqlite3</text:p>
        </text:list-item>
        <text:list-item>
          <text:p text:style-name="P8">__init__.py</text:p>
        </text:list-item>
        <text:list-item>
          <text:p text:style-name="P8">maps – moduł obsługuje tworzenie i przeglądanie map</text:p>
        </text:list-item>
        <text:list-item>
          <text:p text:style-name="P8">static – katalog plików statycznych (javascript, obrazki, pliki styli css)</text:p>
        </text:list-item>
      </text:list>
      <text:p text:style-name="P2"/>
      <text:p text:style-name="P2"/>
      <text:p text:style-name="P5"><text:soft-page-break/>Cel projektu</text:p>
      <text:p text:style-name="P2"/>
      <text:p text:style-name="P3">Naszym celetem było stworzenie łatwej i intuicyjnej aplikacji internetowej, w której użytkownicy będą mogli tworzyć swoje ulubione trasy spacerowe, biegowe, czy rowerowe oraz poznawać inne ciekawe miejsca, których wcześniej nie znali. Prostota w użytkowaniu była dla nas priorytetem, ponieważ w ten sposób z naszej aplikacji mogą korzystać użytkownicy o różnym stopniu zaawansowania i obycia z komputerem.</text:p>
      <text:p text:style-name="P3"/>
      <text:p text:style-name="P3">Mając na uwadze, że wielu użytkowników uprawia także sporty przemierzając dziennie po kilka kilometrów umożliwiamy dodawanie swoich wyników i gromadzenie statystyk z możliwością generowania wykresów. W celu zwiększenia przejrzystości statystyki są pogrupowane miesiącami. Dodatkowo każdy wynik może nieść ze sobą informacje takie jak <text:s text:c="2"/>pogodę/porę dnia, w której pokonano trasę, notatkę użytkownika. </text:p>
      <text:p text:style-name="P3"/>
      <text:p text:style-name="P3">Pozwalamy również, aby użytkownicy dzielili się swoimi uwagami pod trasami w postaci krótkich komentarzy.</text:p>
      <text:p text:style-name="P3"/>
      <text:p text:style-name="P5">Dokumentacja techniczna</text:p>
      <text:p text:style-name="P2"/>
      <text:p text:style-name="P3">Pełna dokumentacja techniczna portalu znajduje się w katalogu source/html. Do utworzenia dokumentacji wspomagaliśmy się narzędziem Sphinx.</text:p>
      <text:p text:style-name="P2"/>
      <text:p text:style-name="P5">Dokumentacja użytkownika</text:p>
      <text:p text:style-name="P2"/>
      <text:p text:style-name="P3">Dokumentacja użytkownika została umieszczona w katalogu guide. Mieści się na kilku stronach pliku pdf z opisami i zdjęciami. W przystępny sposób prezentujemy poruszanie się po portalu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Łukasz Śliwa</meta:initial-creator>
    <meta:creation-date>2010-06-15T18:22:43</meta:creation-date>
    <dc:date>2010-06-16T00:09:41</dc:date>
    <meta:editing-duration>PT00H45M09S</meta:editing-duration>
    <meta:editing-cycles>7</meta:editing-cycles>
    <meta:generator>OpenOffice.org/3.2$Unix OpenOffice.org_project/320m12$Build-9483</meta:generator>
    <meta:document-statistic meta:table-count="0" meta:image-count="0" meta:object-count="0" meta:page-count="2" meta:paragraph-count="38" meta:word-count="447" meta:character-count="3257"/>
  </office:meta>
</office:document-meta>
</file>